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bdd7" officeooo:paragraph-rsid="000db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C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4:56:40.018117861</meta:creation-date>
    <dc:date>2024-09-10T14:56:55.60283137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7.2$Linux_X86_64 LibreOffice_project/40$Build-2</meta:generator>
  </office:meta>
</office:document-meta>
</file>